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rac>
        <mrow>
          <mo stretchy="false">∂</mo>
          <mi>C</mi>
        </mrow>
        <mrow>
          <mo stretchy="false">∂</mo>
          <mi>t</mi>
        </mrow>
      </mfrac>
      <mrow>
        <mi/>
        <mo stretchy="false">=</mo>
        <mi/>
      </mrow>
      <mn>0</mn>
      <mi/>
      <mtext> ; </mtext>
      <mi/>
      <msub>
        <mrow>
          <mo stretchy="false">[</mo>
          <mrow>
            <msub>
              <mi>H</mi>
              <mtext>H</mtext>
            </msub>
            <mi>,</mi>
            <msub>
              <mi>C</mi>
              <mtext>H</mtext>
            </msub>
          </mrow>
          <mo stretchy="false">]</mo>
        </mrow>
        <mrow>
          <mrow>
            <mi/>
            <mo stretchy="false">−</mo>
            <mi/>
          </mrow>
        </mrow>
      </msub>
      <mrow>
        <mi/>
        <mo stretchy="false">=</mo>
        <mi/>
      </mrow>
      <mn>0</mn>
    </mrow>
    <annotation encoding="StarMath 5.0">{partial C} over {partial t}  `=` 0 `" ; "~ [H_"H" , C_"H"] _{`-`} `=` 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3T16:49:40.895000000</meta:creation-date>
    <meta:generator>LibreOffice/4.1.4.2$Windows_x86 LibreOffice_project/0a0440ccc0227ad9829de5f46be37cfb6edcf72</meta:generator>
  </office:meta>
</office:document-meta>
</file>